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1a2" officeooo:paragraph-rsid="001c51a2"/>
    </style:style>
    <style:style style:name="P2" style:family="paragraph" style:parent-style-name="Standard">
      <style:text-properties officeooo:rsid="001c7b5a" officeooo:paragraph-rsid="001c7b5a"/>
    </style:style>
    <style:style style:name="P3" style:family="paragraph" style:parent-style-name="Standard">
      <style:text-properties officeooo:rsid="001cbfcd" officeooo:paragraph-rsid="001cbfcd"/>
    </style:style>
    <style:style style:name="P4" style:family="paragraph" style:parent-style-name="Text_20_body">
      <style:text-properties officeooo:rsid="001f3f02" officeooo:paragraph-rsid="001f3f02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f3f02" officeooo:paragraph-rsid="001f3f02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136d3" officeooo:paragraph-rsid="002136d3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243914" officeooo:paragraph-rsid="00243914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24c4b3" officeooo:paragraph-rsid="0024c4b3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25f5f3" officeooo:paragraph-rsid="0025f5f3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270433" officeooo:paragraph-rsid="00270433"/>
    </style:style>
    <style:style style:name="T1" style:family="text">
      <style:text-properties officeooo:rsid="00228e38"/>
    </style:style>
    <style:style style:name="T2" style:family="text">
      <style:text-properties officeooo:rsid="002728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ance 8 – Etudes de cas</text:p>
      <text:p text:style-name="P1">L'art roman du XI° siècle</text:p>
      <text:p text:style-name="P1"/>
      <text:p text:style-name="P1">L'abbatiale Sainte-Foy de Conques</text:p>
      <text:p text:style-name="P1">Le reliquaire de sainte Foy</text:p>
      <text:p text:style-name="P1"/>
      <text:p text:style-name="P1"/>
      <text:h text:style-name="Heading_20_4" text:outline-level="4">L'abbatiale Sainte-Foy de Conques</text:h>
      <text:p text:style-name="P2"><text:a xlink:type="simple" xlink:href="https://wikimonde.com/article/Abbatiale_Sainte-Foy_de_Conques" text:style-name="Internet_20_link" text:visited-style-name="Visited_20_Internet_20_Link">https://wikimonde.com/article/Abbatiale_Sainte-Foy_de_Conques</text:a></text:p>
      <text:p text:style-name="P2"/>
      <text:p text:style-name="P2">vers 1040-1100</text:p>
      <text:p text:style-name="P2"/>
      <text:p text:style-name="P3">vers795</text:p>
      <text:p text:style-name="P3"><text:tab/>Fondateurs d'un oratoire et installation de l'ermite Delon puis de son disciple Medraldus</text:p>
      <text:p text:style-name="P3">IX°s</text:p>
      <text:p text:style-name="P3"><text:tab/>L'ermitage devient un monastère bénédictin favorisé par les souverains carolingiens.</text:p>
      <text:p text:style-name="P3">866</text:p>
      <text:p text:style-name="P3"><text:tab/>Vol de la relique de sainte Foy à Agen par les moines de Conques</text:p>
      <text:p text:style-name="P3"/>
      <text:p text:style-name="P3">Début du XI°s</text:p>
      <text:p text:style-name="P3"><text:tab/>Le livre des Miracles de sainte Foy, rédigé par Bernard, écolâtre d'Angers/ Le culte de la <text:tab/>sainte prend de l'ampleur et assure le rayonnement de l'abbaye, fréquentée par de nombreux <text:tab/>pêlerins.</text:p>
      <text:p text:style-name="P3"/>
      <text:h text:style-name="Heading_20_8" text:outline-level="8">La reconstruction de l'abbaye</text:h>
      <text:p text:style-name="Text_20_body"/>
      <text:p text:style-name="P4">Abbé Odoric (1030-1065)</text:p>
      <text:p text:style-name="P5"><text:tab/>Ouvertutre du chantier</text:p>
      <text:p text:style-name="P5"><text:tab/>Construction du chevet de l'église</text:p>
      <text:p text:style-name="P5">Abbé Etienne II (105-1087)</text:p>
      <text:p text:style-name="P5"><text:tab/>Poursuite des travaux du transept et de la nef</text:p>
      <text:p text:style-name="P5"><text:tab/>(adoption du parti à tribune)</text:p>
      <text:p text:style-name="P5">Abbé Bégon (1087-1107)</text:p>
      <text:p text:style-name="P5"><text:tab/>Achevement de l'étage des tribunes de l'église</text:p>
      <text:p text:style-name="P5"><text:tab/>Construction du cloître et des bâtiùents monastiques</text:p>
      <text:p text:style-name="P5">Abbé Boniface (1107-1125)</text:p>
      <text:p text:style-name="P5"><text:tab/>réalisation portail occidental : célébre tympan sclpté</text:p>
      <text:p text:style-name="P5"/>
      <text:p text:style-name="P5">Déambulatoire et chapelle rayonnantes</text:p>
      <text:p text:style-name="P5"/>
      <text:p text:style-name="P5">Chevet : une rare combinaison de plans</text:p>
      <text:p text:style-name="P5"/>
      <text:p text:style-name="P6">éxtérieur chapelles rayonnantes : articulation enre réhauts?et colonnes engagées</text:p>
      <text:p text:style-name="P6"/>
      <text:p text:style-name="P6">chapelle échelonnées = chapelles de plus en plus grand en se rapprochant du milieu du transept, <text:span text:style-name="T1">dabord allignées puis viennent former les chapelles rayonantes autour du chevet</text:span></text:p>
      <text:p text:style-name="P6"/>
      <text:p text:style-name="P7">Emplois de la pierre de tille pour le chevet / distinction du reste édifice</text:p>
      <text:p text:style-name="P8">volume tribune diminue : voûte en demi-berceau au nieau abside</text:p>
      <text:p text:style-name="P8"/>
      <text:p text:style-name="P9"><text:soft-page-break/>facade de type "harmonique" / ploychromie / portail ocidentale est partie la plus vielle église</text:p>
      <text:p text:style-name="P9"/>
      <text:p text:style-name="P9"/>
      <text:p text:style-name="P10">Sculpture</text:p>
      <text:p text:style-name="P10"><text:tab/>chapiteaux</text:p>
      <text:p text:style-name="P10"><text:tab/><text:tab/>corinthisant</text:p>
      <text:p text:style-name="P10"><text:tab/><text:tab/>les premiers chapiteaux historiés (Le sacrifice d'Abraham)</text:p>
      <text:p text:style-name="P6"/>
      <text:p text:style-name="P6"><text:tab/><text:tab/><text:span text:style-name="T2">tympan portail occidental (vers 1110)</text:span></text:p>
      <text:p text:style-name="P6"><text:tab/><text:tab/><text:tab/><text:span text:style-name="T2">Jugement derni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45S</meta:editing-duration>
    <meta:editing-cycles>14</meta:editing-cycles>
    <meta:generator>LibreOffice/5.3.6.1$Windows_x86 LibreOffice_project/686f202eff87ef707079aeb7f485847613344eb7</meta:generator>
    <dc:date>2017-11-08T12:10:57.002000000</dc:date>
    <meta:document-statistic meta:table-count="0" meta:image-count="0" meta:object-count="0" meta:page-count="2" meta:paragraph-count="40" meta:word-count="263" meta:character-count="1807" meta:non-whitespace-character-count="1560"/>
    <meta:user-defined meta:name="Info 1"/>
    <meta:user-defined meta:name="Info 2"/>
    <meta:user-defined meta:name="Info 3"/>
    <meta:user-defined meta:name="Info 4"/>
  </office:meta>
</office:document-meta>
</file>